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3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1.558cm"/>
    </style:style>
    <style:style style:name="co4" style:family="table-column">
      <style:table-column-properties fo:break-before="auto" style:column-width="4.939cm"/>
    </style:style>
    <style:style style:name="co5" style:family="table-column">
      <style:table-column-properties fo:break-before="auto" style:column-width="7.131cm"/>
    </style:style>
    <style:style style:name="co6" style:family="table-column">
      <style:table-column-properties fo:break-before="auto" style:column-width="12.347cm"/>
    </style:style>
    <style:style style:name="co7" style:family="table-column">
      <style:table-column-properties fo:break-before="auto" style:column-width="10.271cm"/>
    </style:style>
    <style:style style:name="co8" style:family="table-column">
      <style:table-column-properties fo:break-before="auto" style:column-width="2.085cm"/>
    </style:style>
    <style:style style:name="co9" style:family="table-column">
      <style:table-column-properties fo:break-before="auto" style:column-width="1.446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836cm"/>
    </style:style>
    <style:style style:name="co12" style:family="table-column">
      <style:table-column-properties fo:break-before="auto" style:column-width="1.753cm"/>
    </style:style>
    <style:style style:name="co13" style:family="table-column">
      <style:table-column-properties fo:break-before="auto" style:column-width="2.558cm"/>
    </style:style>
    <style:style style:name="co14" style:family="table-column">
      <style:table-column-properties fo:break-before="auto" style:column-width="1.058cm"/>
    </style:style>
    <style:style style:name="co15" style:family="table-column">
      <style:table-column-properties fo:break-before="auto" style:column-width="1.80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ta_extref" style:family="table">
      <style:table-properties table:display="false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Object</text:p>
          </table:table-cell>
          <table:table-cell office:value-type="string">
            <text:p>ID</text:p>
          </table:table-cell>
          <table:table-cell office:value-type="string">
            <text:p>Country</text:p>
          </table:table-cell>
          <table:table-cell office:value-type="string">
            <text:p>Categoria</text:p>
          </table:table-cell>
          <table:table-cell office:value-type="string">
            <text:p>Settore</text:p>
          </table:table-cell>
          <table:table-cell office:value-type="string">
            <text:p>Prodotto eng</text:p>
          </table:table-cell>
          <table:table-cell office:value-type="string">
            <text:p>Prodotto</text:p>
          </table:table-cell>
          <table:table-cell office:value-type="string">
            <text:p>Confezione</text:p>
          </table:table-cell>
          <table:table-cell office:value-type="string">
            <text:p>Prezzo</text:p>
          </table:table-cell>
          <table:table-cell/>
          <table:table-cell table:style-name="Default" office:value-type="string">
            <text:p>Esclusivo</text:p>
          </table:table-cell>
          <table:table-cell table:style-name="Default" office:value-type="string">
            <text:p>Obsoleto</text:p>
          </table:table-cell>
          <table:table-cell office:value-type="string">
            <text:p>IDDestinatario</text:p>
          </table:table-cell>
          <table:table-cell office:value-type="string">
            <text:p>COGE</text:p>
          </table:table-cell>
          <table:table-cell office:value-type="string">
            <text:p>Note</text:p>
          </table:table-cell>
          <table:table-cell office:value-type="string">
            <text:p>QuantDef</text:p>
          </table:table-cell>
        </table:table-row>
        <table:table-row table:style-name="ro1">
          <table:table-cell office:value-type="float" office:value="11688">
            <text:p>11688</text:p>
          </table:table-cell>
          <table:table-cell office:value-type="string">
            <text:p>CBP001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Correttori</text:p>
          </table:table-cell>
          <table:table-cell table:number-columns-repeated="2" office:value-type="string">
            <text:p>Correttore a nastro</text:p>
          </table:table-cell>
          <table:table-cell office:value-type="float" office:value="1">
            <text:p>1</text:p>
          </table:table-cell>
          <table:table-cell office:value-type="string">
            <text:p>1.41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689">
            <text:p>11689</text:p>
          </table:table-cell>
          <table:table-cell office:value-type="string">
            <text:p>CBP002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Correttori</text:p>
          </table:table-cell>
          <table:table-cell office:value-type="string">
            <text:p>Corr. liquido Multifluid 20 ml.</text:p>
          </table:table-cell>
          <table:table-cell office:value-type="string">
            <text:p>Corr. liquido Multifluid 20 ml.</text:p>
          </table:table-cell>
          <table:table-cell office:value-type="float" office:value="1">
            <text:p>1</text:p>
          </table:table-cell>
          <table:table-cell office:value-type="string">
            <text:p>0.44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690">
            <text:p>11690</text:p>
          </table:table-cell>
          <table:table-cell office:value-type="string">
            <text:p>CBP003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Correttori</text:p>
          </table:table-cell>
          <table:table-cell table:number-columns-repeated="2" office:value-type="string">
            <text:p>Correttore a penna</text:p>
          </table:table-cell>
          <table:table-cell office:value-type="float" office:value="1">
            <text:p>1</text:p>
          </table:table-cell>
          <table:table-cell office:value-type="string">
            <text:p>2.52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691">
            <text:p>11691</text:p>
          </table:table-cell>
          <table:table-cell office:value-type="string">
            <text:p>CBP004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Evidenziatori e marcatori</text:p>
          </table:table-cell>
          <table:table-cell table:number-columns-repeated="2" office:value-type="string">
            <text:p>Evidenziatore verde</text:p>
          </table:table-cell>
          <table:table-cell office:value-type="float" office:value="10">
            <text:p>10</text:p>
          </table:table-cell>
          <table:table-cell office:value-type="string">
            <text:p>0.95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692">
            <text:p>11692</text:p>
          </table:table-cell>
          <table:table-cell office:value-type="string">
            <text:p>CBP005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Evidenziatori e marcatori</text:p>
          </table:table-cell>
          <table:table-cell table:number-columns-repeated="2" office:value-type="string">
            <text:p>Evidenziatore giallo</text:p>
          </table:table-cell>
          <table:table-cell office:value-type="float" office:value="10">
            <text:p>10</text:p>
          </table:table-cell>
          <table:table-cell office:value-type="string">
            <text:p>0.95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693">
            <text:p>11693</text:p>
          </table:table-cell>
          <table:table-cell office:value-type="string">
            <text:p>CBP006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Evidenziatori e marcatori</text:p>
          </table:table-cell>
          <table:table-cell table:number-columns-repeated="2" office:value-type="string">
            <text:p>Evidenziatore colori assortiti</text:p>
          </table:table-cell>
          <table:table-cell office:value-type="float" office:value="6">
            <text:p>6</text:p>
          </table:table-cell>
          <table:table-cell office:value-type="string">
            <text:p>1.54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694">
            <text:p>11694</text:p>
          </table:table-cell>
          <table:table-cell office:value-type="string">
            <text:p>CBP007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Evidenziatori e marcatori</text:p>
          </table:table-cell>
          <table:table-cell table:number-columns-repeated="2" office:value-type="string">
            <text:p>Evidenziatore arancio</text:p>
          </table:table-cell>
          <table:table-cell office:value-type="float" office:value="10">
            <text:p>10</text:p>
          </table:table-cell>
          <table:table-cell office:value-type="string">
            <text:p>0.95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695">
            <text:p>11695</text:p>
          </table:table-cell>
          <table:table-cell office:value-type="string">
            <text:p>CBP008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Evidenziatori e marcatori</text:p>
          </table:table-cell>
          <table:table-cell table:number-columns-repeated="2" office:value-type="string">
            <text:p>Evidenziatore blu</text:p>
          </table:table-cell>
          <table:table-cell office:value-type="float" office:value="10">
            <text:p>10</text:p>
          </table:table-cell>
          <table:table-cell office:value-type="string">
            <text:p>0.95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696">
            <text:p>11696</text:p>
          </table:table-cell>
          <table:table-cell office:value-type="string">
            <text:p>CBP009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Evidenziatori e marcatori</text:p>
          </table:table-cell>
          <table:table-cell table:number-columns-repeated="2" office:value-type="string">
            <text:p>Evidenziatore rosa</text:p>
          </table:table-cell>
          <table:table-cell office:value-type="float" office:value="10">
            <text:p>10</text:p>
          </table:table-cell>
          <table:table-cell office:value-type="string">
            <text:p>0.95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697">
            <text:p>11697</text:p>
          </table:table-cell>
          <table:table-cell office:value-type="string">
            <text:p>CBP010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Evidenziatori e marcatori</text:p>
          </table:table-cell>
          <table:table-cell office:value-type="string">
            <text:p>Marcatore perm. N50 p conica nero cf.12</text:p>
          </table:table-cell>
          <table:table-cell office:value-type="string">
            <text:p>Marcatore perm. N50 p conica nero cf.12</text:p>
          </table:table-cell>
          <table:table-cell office:value-type="float" office:value="12">
            <text:p>12</text:p>
          </table:table-cell>
          <table:table-cell office:value-type="string">
            <text:p>9.45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698">
            <text:p>11698</text:p>
          </table:table-cell>
          <table:table-cell office:value-type="string">
            <text:p>CBP011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Evidenziatori e marcatori</text:p>
          </table:table-cell>
          <table:table-cell office:value-type="string">
            <text:p>Marcatore perm. N50 p conica blu cf.12</text:p>
          </table:table-cell>
          <table:table-cell office:value-type="string">
            <text:p>Marcatore perm. N50 p conica blu cf.12</text:p>
          </table:table-cell>
          <table:table-cell office:value-type="float" office:value="12">
            <text:p>12</text:p>
          </table:table-cell>
          <table:table-cell office:value-type="string">
            <text:p>9.45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699">
            <text:p>11699</text:p>
          </table:table-cell>
          <table:table-cell office:value-type="string">
            <text:p>CBP012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Evidenziatori e marcatori</text:p>
          </table:table-cell>
          <table:table-cell office:value-type="string">
            <text:p>Marcatore perm. N50 p conica rosso cf.12</text:p>
          </table:table-cell>
          <table:table-cell office:value-type="string">
            <text:p>Marcatore perm. N50 p conica rosso cf.12</text:p>
          </table:table-cell>
          <table:table-cell office:value-type="float" office:value="12">
            <text:p>12</text:p>
          </table:table-cell>
          <table:table-cell office:value-type="string">
            <text:p>9.45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00">
            <text:p>11700</text:p>
          </table:table-cell>
          <table:table-cell office:value-type="string">
            <text:p>CBP013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Evidenziatori e marcatori</text:p>
          </table:table-cell>
          <table:table-cell office:value-type="string">
            <text:p>Marcatore perm. N50 p conica verde cf.12</text:p>
          </table:table-cell>
          <table:table-cell office:value-type="string">
            <text:p>Marcatore perm. N50 p conica verde cf.12</text:p>
          </table:table-cell>
          <table:table-cell office:value-type="float" office:value="12">
            <text:p>12</text:p>
          </table:table-cell>
          <table:table-cell office:value-type="string">
            <text:p>8.99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01">
            <text:p>11701</text:p>
          </table:table-cell>
          <table:table-cell office:value-type="string">
            <text:p>CBP014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Evidenziatori e marcatori</text:p>
          </table:table-cell>
          <table:table-cell table:number-columns-repeated="2" office:value-type="string">
            <text:p>Marcatore Stabilo nero medio</text:p>
          </table:table-cell>
          <table:table-cell office:value-type="float" office:value="10">
            <text:p>10</text:p>
          </table:table-cell>
          <table:table-cell office:value-type="string">
            <text:p>6.30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02">
            <text:p>11702</text:p>
          </table:table-cell>
          <table:table-cell office:value-type="string">
            <text:p>CBP015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Evidenziatori e marcatori</text:p>
          </table:table-cell>
          <table:table-cell office:value-type="string">
            <text:p>Tratto Pen Fila rosso</text:p>
          </table:table-cell>
          <table:table-cell office:value-type="string">
            <text:p>Tratto Pen Fila rosso</text:p>
          </table:table-cell>
          <table:table-cell office:value-type="float" office:value="12">
            <text:p>12</text:p>
          </table:table-cell>
          <table:table-cell office:value-type="string">
            <text:p>4.92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03">
            <text:p>11703</text:p>
          </table:table-cell>
          <table:table-cell office:value-type="string">
            <text:p>CBP016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Evidenziatori e marcatori</text:p>
          </table:table-cell>
          <table:table-cell office:value-type="string">
            <text:p>Tratto Pen Fila nero</text:p>
          </table:table-cell>
          <table:table-cell office:value-type="string">
            <text:p>Tratto Pen Fila nero</text:p>
          </table:table-cell>
          <table:table-cell office:value-type="float" office:value="12">
            <text:p>12</text:p>
          </table:table-cell>
          <table:table-cell office:value-type="string">
            <text:p>4.68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04">
            <text:p>11704</text:p>
          </table:table-cell>
          <table:table-cell office:value-type="string">
            <text:p>CBP017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Evidenziatori e marcatori</text:p>
          </table:table-cell>
          <table:table-cell office:value-type="string">
            <text:p>Tratto Pen Fila blu</text:p>
          </table:table-cell>
          <table:table-cell office:value-type="string">
            <text:p>Tratto Pen Fila blu</text:p>
          </table:table-cell>
          <table:table-cell office:value-type="float" office:value="12">
            <text:p>12</text:p>
          </table:table-cell>
          <table:table-cell office:value-type="string">
            <text:p>4.68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05">
            <text:p>11705</text:p>
          </table:table-cell>
          <table:table-cell office:value-type="string">
            <text:p>CBP018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Evidenziatori e marcatori</text:p>
          </table:table-cell>
          <table:table-cell office:value-type="string">
            <text:p>Tratto Pen Fila verde</text:p>
          </table:table-cell>
          <table:table-cell office:value-type="string">
            <text:p>Tratto Pen Fila verde</text:p>
          </table:table-cell>
          <table:table-cell office:value-type="float" office:value="12">
            <text:p>12</text:p>
          </table:table-cell>
          <table:table-cell office:value-type="string">
            <text:p>4.92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06">
            <text:p>11706</text:p>
          </table:table-cell>
          <table:table-cell office:value-type="string">
            <text:p>CBP019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Evidenziatori e marcatori</text:p>
          </table:table-cell>
          <table:table-cell table:number-columns-repeated="2" office:value-type="string">
            <text:p>Marcatore Elica nero</text:p>
          </table:table-cell>
          <table:table-cell office:value-type="float" office:value="12">
            <text:p>12</text:p>
          </table:table-cell>
          <table:table-cell office:value-type="string">
            <text:p>6.60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07">
            <text:p>11707</text:p>
          </table:table-cell>
          <table:table-cell office:value-type="string">
            <text:p>CBP020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Evidenziatori e marcatori</text:p>
          </table:table-cell>
          <table:table-cell table:number-columns-repeated="2" office:value-type="string">
            <text:p>Marcatore Elica blu</text:p>
          </table:table-cell>
          <table:table-cell office:value-type="float" office:value="12">
            <text:p>12</text:p>
          </table:table-cell>
          <table:table-cell office:value-type="string">
            <text:p>6.60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08">
            <text:p>11708</text:p>
          </table:table-cell>
          <table:table-cell office:value-type="string">
            <text:p>CBP021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Evidenziatori e marcatori</text:p>
          </table:table-cell>
          <table:table-cell table:number-columns-repeated="2" office:value-type="string">
            <text:p>Marcatore Elica rosso</text:p>
          </table:table-cell>
          <table:table-cell office:value-type="float" office:value="12">
            <text:p>12</text:p>
          </table:table-cell>
          <table:table-cell office:value-type="string">
            <text:p>6.60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09">
            <text:p>11709</text:p>
          </table:table-cell>
          <table:table-cell office:value-type="string">
            <text:p>CBP022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Evidenziatori e marcatori</text:p>
          </table:table-cell>
          <table:table-cell table:number-columns-repeated="2" office:value-type="string">
            <text:p>Marcatore Elica colori assortiti</text:p>
          </table:table-cell>
          <table:table-cell office:value-type="float" office:value="6">
            <text:p>6</text:p>
          </table:table-cell>
          <table:table-cell office:value-type="string">
            <text:p>4.65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10">
            <text:p>11710</text:p>
          </table:table-cell>
          <table:table-cell office:value-type="string">
            <text:p>CBP023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Evidenziatori e marcatori</text:p>
          </table:table-cell>
          <table:table-cell office:value-type="string">
            <text:p>Marcatore Stabilo nero superfine</text:p>
          </table:table-cell>
          <table:table-cell office:value-type="string">
            <text:p>Marcatore Stabilo nero superfine</text:p>
          </table:table-cell>
          <table:table-cell office:value-type="float" office:value="10">
            <text:p>10</text:p>
          </table:table-cell>
          <table:table-cell office:value-type="string">
            <text:p>6.30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11">
            <text:p>11711</text:p>
          </table:table-cell>
          <table:table-cell office:value-type="string">
            <text:p>CBP024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Evidenziatori e marcatori</text:p>
          </table:table-cell>
          <table:table-cell office:value-type="string">
            <text:p>Pennarello lumocolor permanent nero</text:p>
          </table:table-cell>
          <table:table-cell office:value-type="string">
            <text:p>Pennarello lumocolor permanent nero</text:p>
          </table:table-cell>
          <table:table-cell office:value-type="float" office:value="10">
            <text:p>10</text:p>
          </table:table-cell>
          <table:table-cell office:value-type="string">
            <text:p>8.06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12">
            <text:p>11712</text:p>
          </table:table-cell>
          <table:table-cell office:value-type="string">
            <text:p>CBP025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Matite, portamine e accessori</text:p>
          </table:table-cell>
          <table:table-cell office:value-type="string">
            <text:p>Matita Noris HB 2</text:p>
          </table:table-cell>
          <table:table-cell office:value-type="string">
            <text:p>Matita Noris HB 2 (confezione da 12 pezzi)</text:p>
          </table:table-cell>
          <table:table-cell office:value-type="float" office:value="12">
            <text:p>12</text:p>
          </table:table-cell>
          <table:table-cell office:value-type="string">
            <text:p>3.53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13">
            <text:p>11713</text:p>
          </table:table-cell>
          <table:table-cell office:value-type="string">
            <text:p>CBP026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Matite, portamine e accessori</text:p>
          </table:table-cell>
          <table:table-cell table:number-columns-repeated="2" office:value-type="string">
            <text:p>Matita con gommino</text:p>
          </table:table-cell>
          <table:table-cell office:value-type="float" office:value="12">
            <text:p>12</text:p>
          </table:table-cell>
          <table:table-cell office:value-type="string">
            <text:p>1.63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15">
            <text:p>11715</text:p>
          </table:table-cell>
          <table:table-cell office:value-type="string">
            <text:p>CBP028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Matite, portamine e accessori</text:p>
          </table:table-cell>
          <table:table-cell office:value-type="string">
            <text:p>Portamine Elica 0,7</text:p>
          </table:table-cell>
          <table:table-cell office:value-type="string">
            <text:p>Portamine Elica 0,7</text:p>
          </table:table-cell>
          <table:table-cell office:value-type="float" office:value="12">
            <text:p>12</text:p>
          </table:table-cell>
          <table:table-cell office:value-type="string">
            <text:p>4.20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17">
            <text:p>11717</text:p>
          </table:table-cell>
          <table:table-cell office:value-type="string">
            <text:p>CBP030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Matite, portamine e accessori</text:p>
          </table:table-cell>
          <table:table-cell office:value-type="string">
            <text:p>Astuccio mine Faber Castell 0,5mm</text:p>
          </table:table-cell>
          <table:table-cell office:value-type="string">
            <text:p>Astuccio mine Faber Castell 0,5mm</text:p>
          </table:table-cell>
          <table:table-cell office:value-type="float" office:value="1">
            <text:p>1</text:p>
          </table:table-cell>
          <table:table-cell office:value-type="string">
            <text:p>0.26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18">
            <text:p>11718</text:p>
          </table:table-cell>
          <table:table-cell office:value-type="string">
            <text:p>CBP031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Matite, portamine e accessori</text:p>
          </table:table-cell>
          <table:table-cell office:value-type="string">
            <text:p>Gomma bianca Staedtler</text:p>
          </table:table-cell>
          <table:table-cell office:value-type="string">
            <text:p>Gomma bianca Staedtler</text:p>
          </table:table-cell>
          <table:table-cell office:value-type="float" office:value="20">
            <text:p>20</text:p>
          </table:table-cell>
          <table:table-cell office:value-type="string">
            <text:p>8.02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19">
            <text:p>11719</text:p>
          </table:table-cell>
          <table:table-cell office:value-type="string">
            <text:p>CBP032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Matite, portamine e accessori</text:p>
          </table:table-cell>
          <table:table-cell table:number-columns-repeated="2" office:value-type="string">
            <text:p>Matita 2HB</text:p>
          </table:table-cell>
          <table:table-cell office:value-type="float" office:value="12">
            <text:p>12</text:p>
          </table:table-cell>
          <table:table-cell office:value-type="string">
            <text:p>0.85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20">
            <text:p>11720</text:p>
          </table:table-cell>
          <table:table-cell office:value-type="string">
            <text:p>CBP033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Matite, portamine e accessori</text:p>
          </table:table-cell>
          <table:table-cell table:number-columns-repeated="2" office:value-type="string">
            <text:p>Astuccio mine 0,7mm</text:p>
          </table:table-cell>
          <table:table-cell office:value-type="float" office:value="1">
            <text:p>1</text:p>
          </table:table-cell>
          <table:table-cell office:value-type="string">
            <text:p>0.26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21">
            <text:p>11721</text:p>
          </table:table-cell>
          <table:table-cell office:value-type="string">
            <text:p>CBP034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Matite, portamine e accessori</text:p>
          </table:table-cell>
          <table:table-cell table:number-columns-repeated="2" office:value-type="string">
            <text:p>Gomma bianca Elica</text:p>
          </table:table-cell>
          <table:table-cell office:value-type="float" office:value="1">
            <text:p>1</text:p>
          </table:table-cell>
          <table:table-cell office:value-type="string">
            <text:p>0.33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23">
            <text:p>11723</text:p>
          </table:table-cell>
          <table:table-cell office:value-type="string">
            <text:p>CBP036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Penne a sfera</text:p>
          </table:table-cell>
          <table:table-cell office:value-type="string">
            <text:p>Penna a sfera Bic Cristal nero p.media</text:p>
          </table:table-cell>
          <table:table-cell office:value-type="string">
            <text:p>Penna a sfera Bic Cristal nero p.media cf.50</text:p>
          </table:table-cell>
          <table:table-cell office:value-type="float" office:value="50">
            <text:p>50</text:p>
          </table:table-cell>
          <table:table-cell office:value-type="string">
            <text:p>7.05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24">
            <text:p>11724</text:p>
          </table:table-cell>
          <table:table-cell office:value-type="string">
            <text:p>CBP037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Penne a sfera</text:p>
          </table:table-cell>
          <table:table-cell office:value-type="string">
            <text:p>Penna a sfera Bic Cristal rosso p.media</text:p>
          </table:table-cell>
          <table:table-cell office:value-type="string">
            <text:p>Penna a sfera Bic Cristal rosso p.media cf.50</text:p>
          </table:table-cell>
          <table:table-cell office:value-type="float" office:value="50">
            <text:p>50</text:p>
          </table:table-cell>
          <table:table-cell office:value-type="string">
            <text:p>4.99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25">
            <text:p>11725</text:p>
          </table:table-cell>
          <table:table-cell office:value-type="string">
            <text:p>CBP038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Penne a sfera</text:p>
          </table:table-cell>
          <table:table-cell office:value-type="string">
            <text:p>Penna a sfera Bic Cristal blu p.media</text:p>
          </table:table-cell>
          <table:table-cell office:value-type="string">
            <text:p>Penna a sfera Bic Cristal blu p.media cf.50</text:p>
          </table:table-cell>
          <table:table-cell office:value-type="float" office:value="50">
            <text:p>50</text:p>
          </table:table-cell>
          <table:table-cell office:value-type="string">
            <text:p>7.05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32">
            <text:p>11732</text:p>
          </table:table-cell>
          <table:table-cell office:value-type="string">
            <text:p>CBP045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Penne a sfera</text:p>
          </table:table-cell>
          <table:table-cell office:value-type="string">
            <text:p>Penna a sfera Pentel Superb Blu (confezione da 12 pezzi)</text:p>
          </table:table-cell>
          <table:table-cell office:value-type="string">
            <text:p>Penna a sfera Pentel Superb Blu</text:p>
          </table:table-cell>
          <table:table-cell office:value-type="float" office:value="12">
            <text:p>12</text:p>
          </table:table-cell>
          <table:table-cell office:value-type="string">
            <text:p>6.96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33">
            <text:p>11733</text:p>
          </table:table-cell>
          <table:table-cell office:value-type="string">
            <text:p>CBP046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Penne a sfera</text:p>
          </table:table-cell>
          <table:table-cell office:value-type="string">
            <text:p>Penna a sfera Pentel Superb Rosso (confezione da 12 pezzi)</text:p>
          </table:table-cell>
          <table:table-cell office:value-type="string">
            <text:p>Penna a sfera Pentel Superb Rosso</text:p>
          </table:table-cell>
          <table:table-cell office:value-type="float" office:value="12">
            <text:p>12</text:p>
          </table:table-cell>
          <table:table-cell office:value-type="string">
            <text:p>6.96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34">
            <text:p>11734</text:p>
          </table:table-cell>
          <table:table-cell office:value-type="string">
            <text:p>CBP047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Penne a sfera</text:p>
          </table:table-cell>
          <table:table-cell office:value-type="string">
            <text:p>Penna a sfera Pentel Superb Nero (confezione da 12 pezzi)</text:p>
          </table:table-cell>
          <table:table-cell office:value-type="string">
            <text:p>Penna a sfera Pentel Superb Nero</text:p>
          </table:table-cell>
          <table:table-cell office:value-type="float" office:value="12">
            <text:p>12</text:p>
          </table:table-cell>
          <table:table-cell office:value-type="string">
            <text:p>6.96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35">
            <text:p>11735</text:p>
          </table:table-cell>
          <table:table-cell office:value-type="string">
            <text:p>CBP048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Penne a sfera</text:p>
          </table:table-cell>
          <table:table-cell office:value-type="string">
            <text:p>Penna a sfera Pentel Superb Verde (confezione da 12 pezzi)</text:p>
          </table:table-cell>
          <table:table-cell office:value-type="string">
            <text:p>Penna a sfera Pentel Superb Verde</text:p>
          </table:table-cell>
          <table:table-cell office:value-type="float" office:value="12">
            <text:p>12</text:p>
          </table:table-cell>
          <table:table-cell office:value-type="string">
            <text:p>6.84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40">
            <text:p>11740</text:p>
          </table:table-cell>
          <table:table-cell office:value-type="string">
            <text:p>CBP052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Penne a sfera</text:p>
          </table:table-cell>
          <table:table-cell office:value-type="string">
            <text:p>Penna a sfera G2 scatto Pilot Blu (confezione da 12 pezzi)</text:p>
          </table:table-cell>
          <table:table-cell office:value-type="string">
            <text:p>Penna a sfera G2 scatto Pilot Blu</text:p>
          </table:table-cell>
          <table:table-cell office:value-type="float" office:value="12">
            <text:p>12</text:p>
          </table:table-cell>
          <table:table-cell office:value-type="string">
            <text:p>11.70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44">
            <text:p>11744</text:p>
          </table:table-cell>
          <table:table-cell office:value-type="string">
            <text:p>CBP054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Penne a sfera</text:p>
          </table:table-cell>
          <table:table-cell office:value-type="string">
            <text:p>Penna a sfera G2 scatto Pilot Nero (confezione da 12 pezzi)</text:p>
          </table:table-cell>
          <table:table-cell office:value-type="string">
            <text:p>Penna a sfera G2 scatto Pilot Nero</text:p>
          </table:table-cell>
          <table:table-cell office:value-type="float" office:value="12">
            <text:p>12</text:p>
          </table:table-cell>
          <table:table-cell office:value-type="string">
            <text:p>11.70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46">
            <text:p>11746</text:p>
          </table:table-cell>
          <table:table-cell office:value-type="string">
            <text:p>CBP055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Penne a sfera</text:p>
          </table:table-cell>
          <table:table-cell office:value-type="string">
            <text:p>Penna a sfera G2 scatto Pilot Verde (confezione da 12 pezzi)</text:p>
          </table:table-cell>
          <table:table-cell office:value-type="string">
            <text:p>Penna a sfera G2 scatto Pilot verde</text:p>
          </table:table-cell>
          <table:table-cell office:value-type="float" office:value="12">
            <text:p>12</text:p>
          </table:table-cell>
          <table:table-cell office:value-type="string">
            <text:p>10.96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48">
            <text:p>11748</text:p>
          </table:table-cell>
          <table:table-cell office:value-type="string">
            <text:p>CBP056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Penne a sfera</text:p>
          </table:table-cell>
          <table:table-cell office:value-type="string">
            <text:p>Penna sfera Pilot Extra broad nero</text:p>
          </table:table-cell>
          <table:table-cell office:value-type="string">
            <text:p>Penna sfera Pilot Extra broad nero</text:p>
          </table:table-cell>
          <table:table-cell office:value-type="float" office:value="12">
            <text:p>12</text:p>
          </table:table-cell>
          <table:table-cell office:value-type="string">
            <text:p>10.32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48">
            <text:p>11748</text:p>
          </table:table-cell>
          <table:table-cell office:value-type="string">
            <text:p>CBP056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Penne a sfera</text:p>
          </table:table-cell>
          <table:table-cell office:value-type="string">
            <text:p>Penna sfera Pilot Extra broad nero</text:p>
          </table:table-cell>
          <table:table-cell office:value-type="string">
            <text:p>Penna sfera Pilot Extra broad nero</text:p>
          </table:table-cell>
          <table:table-cell office:value-type="float" office:value="12">
            <text:p>12</text:p>
          </table:table-cell>
          <table:table-cell office:value-type="string">
            <text:p>10.32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50">
            <text:p>11750</text:p>
          </table:table-cell>
          <table:table-cell office:value-type="string">
            <text:p>CBP057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Penne roller</text:p>
          </table:table-cell>
          <table:table-cell office:value-type="string">
            <text:p>Penna Roller Hi-Tecpoint V5 0,5mm blu (confezione da 12 pezzi)</text:p>
          </table:table-cell>
          <table:table-cell office:value-type="string">
            <text:p>Penna Roller Hi-Tecpoint V5 0,5mm blu (cf12)</text:p>
          </table:table-cell>
          <table:table-cell office:value-type="float" office:value="12">
            <text:p>12</text:p>
          </table:table-cell>
          <table:table-cell office:value-type="string">
            <text:p>13.80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52">
            <text:p>11752</text:p>
          </table:table-cell>
          <table:table-cell office:value-type="string">
            <text:p>CBP058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Penne roller</text:p>
          </table:table-cell>
          <table:table-cell office:value-type="string">
            <text:p>Penna Roller Hi-Tecpoint V5 0,5mm nero (confezione da 12 pezzi)</text:p>
          </table:table-cell>
          <table:table-cell office:value-type="string">
            <text:p>Penna Roller Hi-Tecpoint V5 0,5mm nero (cf12)</text:p>
          </table:table-cell>
          <table:table-cell office:value-type="float" office:value="12">
            <text:p>12</text:p>
          </table:table-cell>
          <table:table-cell office:value-type="string">
            <text:p>13.80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56">
            <text:p>11756</text:p>
          </table:table-cell>
          <table:table-cell office:value-type="string">
            <text:p>CBP060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Penne roller</text:p>
          </table:table-cell>
          <table:table-cell office:value-type="string">
            <text:p>Roller Bionic Worker blu</text:p>
          </table:table-cell>
          <table:table-cell office:value-type="string">
            <text:p>Roller Bionic Worker blu</text:p>
          </table:table-cell>
          <table:table-cell office:value-type="float" office:value="10">
            <text:p>10</text:p>
          </table:table-cell>
          <table:table-cell office:value-type="string">
            <text:p>14.30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58">
            <text:p>11758</text:p>
          </table:table-cell>
          <table:table-cell office:value-type="string">
            <text:p>CBP061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Penne roller</text:p>
          </table:table-cell>
          <table:table-cell office:value-type="string">
            <text:p>Roller Bionic Worker nero</text:p>
          </table:table-cell>
          <table:table-cell office:value-type="string">
            <text:p>Roller Bionic Worker nero</text:p>
          </table:table-cell>
          <table:table-cell office:value-type="float" office:value="10">
            <text:p>10</text:p>
          </table:table-cell>
          <table:table-cell office:value-type="string">
            <text:p>14.30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60">
            <text:p>11760</text:p>
          </table:table-cell>
          <table:table-cell office:value-type="string">
            <text:p>CBP062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Penne roller</text:p>
          </table:table-cell>
          <table:table-cell office:value-type="string">
            <text:p>Roller Bionic Worker rosso</text:p>
          </table:table-cell>
          <table:table-cell office:value-type="string">
            <text:p>Roller Bionic Worker rosso</text:p>
          </table:table-cell>
          <table:table-cell office:value-type="float" office:value="10">
            <text:p>10</text:p>
          </table:table-cell>
          <table:table-cell office:value-type="string">
            <text:p>14.30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62">
            <text:p>11762</text:p>
          </table:table-cell>
          <table:table-cell office:value-type="string">
            <text:p>CBP063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Penne roller</text:p>
          </table:table-cell>
          <table:table-cell office:value-type="string">
            <text:p>Roller Bionic Worker verde</text:p>
          </table:table-cell>
          <table:table-cell office:value-type="string">
            <text:p>Roller Bionic Worker verde</text:p>
          </table:table-cell>
          <table:table-cell office:value-type="float" office:value="10">
            <text:p>10</text:p>
          </table:table-cell>
          <table:table-cell office:value-type="string">
            <text:p>14.30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64">
            <text:p>11764</text:p>
          </table:table-cell>
          <table:table-cell office:value-type="string">
            <text:p>CBP064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Refill</text:p>
          </table:table-cell>
          <table:table-cell office:value-type="string">
            <text:p>Refill Pelikan per stiloforo nero</text:p>
          </table:table-cell>
          <table:table-cell office:value-type="string">
            <text:p>Refill Pelikan per stiloforo nero</text:p>
          </table:table-cell>
          <table:table-cell office:value-type="float" office:value="1">
            <text:p>1</text:p>
          </table:table-cell>
          <table:table-cell office:value-type="string">
            <text:p>0.71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66">
            <text:p>11766</text:p>
          </table:table-cell>
          <table:table-cell office:value-type="string">
            <text:p>CBP065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Refill</text:p>
          </table:table-cell>
          <table:table-cell office:value-type="string">
            <text:p>Refill Pelikan per stiloforo blu</text:p>
          </table:table-cell>
          <table:table-cell office:value-type="string">
            <text:p>Refill Pelikan per stiloforo blu</text:p>
          </table:table-cell>
          <table:table-cell office:value-type="float" office:value="1">
            <text:p>1</text:p>
          </table:table-cell>
          <table:table-cell office:value-type="string">
            <text:p>0.71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68">
            <text:p>11768</text:p>
          </table:table-cell>
          <table:table-cell office:value-type="string">
            <text:p>CBP066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Post-it</text:p>
          </table:table-cell>
          <table:table-cell office:value-type="string">
            <text:p>Notes 100 fg. 51X 76 giallo</text:p>
          </table:table-cell>
          <table:table-cell office:value-type="string">
            <text:p>Notes 100 fg. 51X 76 giallo (confezione da 12 pezzi)</text:p>
          </table:table-cell>
          <table:table-cell office:value-type="float" office:value="12">
            <text:p>12</text:p>
          </table:table-cell>
          <table:table-cell office:value-type="string">
            <text:p>1.62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70">
            <text:p>11770</text:p>
          </table:table-cell>
          <table:table-cell office:value-type="string">
            <text:p>CBP067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Post-it</text:p>
          </table:table-cell>
          <table:table-cell office:value-type="string">
            <text:p>Notes 100 fg. 102 X 76 giallo</text:p>
          </table:table-cell>
          <table:table-cell office:value-type="string">
            <text:p>Notes 100 fg. 102 X 76 giallo</text:p>
          </table:table-cell>
          <table:table-cell office:value-type="float" office:value="12">
            <text:p>12</text:p>
          </table:table-cell>
          <table:table-cell office:value-type="string">
            <text:p>2.90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72">
            <text:p>11772</text:p>
          </table:table-cell>
          <table:table-cell office:value-type="string">
            <text:p>CBP068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Post-it</text:p>
          </table:table-cell>
          <table:table-cell office:value-type="string">
            <text:p>Notes 100 fg. 38 X 51 giallo</text:p>
          </table:table-cell>
          <table:table-cell office:value-type="string">
            <text:p>Notes 100 fg. 38 X 51 giallo (confezione da 12 pezzi)</text:p>
          </table:table-cell>
          <table:table-cell office:value-type="float" office:value="12">
            <text:p>12</text:p>
          </table:table-cell>
          <table:table-cell office:value-type="string">
            <text:p>0.96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74">
            <text:p>11774</text:p>
          </table:table-cell>
          <table:table-cell office:value-type="string">
            <text:p>CBP069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Post-it</text:p>
          </table:table-cell>
          <table:table-cell office:value-type="string">
            <text:p>Notes 100 fg. 76 X 127 giallo</text:p>
          </table:table-cell>
          <table:table-cell office:value-type="string">
            <text:p>Notes 100 fg. 76 X 127 giallo</text:p>
          </table:table-cell>
          <table:table-cell office:value-type="float" office:value="12">
            <text:p>12</text:p>
          </table:table-cell>
          <table:table-cell office:value-type="string">
            <text:p>2.68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76">
            <text:p>11776</text:p>
          </table:table-cell>
          <table:table-cell office:value-type="string">
            <text:p>CBP070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Post-it</text:p>
          </table:table-cell>
          <table:table-cell office:value-type="string">
            <text:p>Notes 100 fg. 76X76 giallo</text:p>
          </table:table-cell>
          <table:table-cell office:value-type="string">
            <text:p>Notes 100 fg. 76X76 giallo (confezione da 12 pezzi)</text:p>
          </table:table-cell>
          <table:table-cell office:value-type="float" office:value="12">
            <text:p>12</text:p>
          </table:table-cell>
          <table:table-cell office:value-type="string">
            <text:p>2.61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78">
            <text:p>11778</text:p>
          </table:table-cell>
          <table:table-cell office:value-type="string">
            <text:p>CBP071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Post-it</text:p>
          </table:table-cell>
          <table:table-cell office:value-type="string">
            <text:p>Post-it cubo 450 fogli giallo</text:p>
          </table:table-cell>
          <table:table-cell office:value-type="string">
            <text:p>Post-it cubo 450 fogli giallo</text:p>
          </table:table-cell>
          <table:table-cell office:value-type="float" office:value="1">
            <text:p>1</text:p>
          </table:table-cell>
          <table:table-cell office:value-type="string">
            <text:p>0.97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80">
            <text:p>11780</text:p>
          </table:table-cell>
          <table:table-cell office:value-type="string">
            <text:p>CBP072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Post-it</text:p>
          </table:table-cell>
          <table:table-cell office:value-type="string">
            <text:p>Cubo 320 fg. col.ass. 76x76</text:p>
          </table:table-cell>
          <table:table-cell office:value-type="string">
            <text:p>Cubo 320 fg. col.ass. 76x76</text:p>
          </table:table-cell>
          <table:table-cell office:value-type="float" office:value="1">
            <text:p>1</text:p>
          </table:table-cell>
          <table:table-cell office:value-type="string">
            <text:p>2.80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82">
            <text:p>11782</text:p>
          </table:table-cell>
          <table:table-cell office:value-type="string">
            <text:p>CBP073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Post-it</text:p>
          </table:table-cell>
          <table:table-cell office:value-type="string">
            <text:p>Notes 100 fg. 102 X 76 giallo</text:p>
          </table:table-cell>
          <table:table-cell office:value-type="string">
            <text:p>Notes 100 fg. 102 X 76 giallo</text:p>
          </table:table-cell>
          <table:table-cell office:value-type="float" office:value="12">
            <text:p>12</text:p>
          </table:table-cell>
          <table:table-cell office:value-type="string">
            <text:p>2.31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84">
            <text:p>11784</text:p>
          </table:table-cell>
          <table:table-cell office:value-type="string">
            <text:p>CBP074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Post-it</text:p>
          </table:table-cell>
          <table:table-cell office:value-type="string">
            <text:p>Post-it index 684 mini freccia</text:p>
          </table:table-cell>
          <table:table-cell office:value-type="string">
            <text:p>Post-it index 684 mini freccia</text:p>
          </table:table-cell>
          <table:table-cell office:value-type="float" office:value="1">
            <text:p>1</text:p>
          </table:table-cell>
          <table:table-cell office:value-type="string">
            <text:p>3.81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86">
            <text:p>11786</text:p>
          </table:table-cell>
          <table:table-cell office:value-type="string">
            <text:p>CBP075</text:p>
          </table:table-cell>
          <table:table-cell office:value-type="string">
            <text:p>Italy</text:p>
          </table:table-cell>
          <table:table-cell office:value-type="string">
            <text:p>Penne e accessori</text:p>
          </table:table-cell>
          <table:table-cell office:value-type="string">
            <text:p>Post-it</text:p>
          </table:table-cell>
          <table:table-cell office:value-type="string">
            <text:p>Post-it index 686 strong</text:p>
          </table:table-cell>
          <table:table-cell office:value-type="string">
            <text:p>Post-it index 686 strong</text:p>
          </table:table-cell>
          <table:table-cell office:value-type="float" office:value="1">
            <text:p>1</text:p>
          </table:table-cell>
          <table:table-cell office:value-type="string">
            <text:p>4.47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39">
            <text:p>11739</text:p>
          </table:table-cell>
          <table:table-cell office:value-type="string">
            <text:p>CBP052</text:p>
          </table:table-cell>
          <table:table-cell office:value-type="string">
            <text:p>Italy</text:p>
          </table:table-cell>
          <table:table-cell office:value-type="string">
            <text:p>Carta, buste</text:p>
          </table:table-cell>
          <table:table-cell office:value-type="string">
            <text:p>Blocchi e quaderni</text:p>
          </table:table-cell>
          <table:table-cell table:number-columns-repeated="2" office:value-type="string">
            <text:p>Blocco A4 a quadretti 5mm</text:p>
          </table:table-cell>
          <table:table-cell office:value-type="float" office:value="5">
            <text:p>5</text:p>
          </table:table-cell>
          <table:table-cell office:value-type="string">
            <text:p>4.63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41">
            <text:p>11741</text:p>
          </table:table-cell>
          <table:table-cell office:value-type="string">
            <text:p>CBP053</text:p>
          </table:table-cell>
          <table:table-cell office:value-type="string">
            <text:p>Italy</text:p>
          </table:table-cell>
          <table:table-cell office:value-type="string">
            <text:p>Carta, buste</text:p>
          </table:table-cell>
          <table:table-cell office:value-type="string">
            <text:p>Blocchi e quaderni</text:p>
          </table:table-cell>
          <table:table-cell table:number-columns-repeated="2" office:value-type="string">
            <text:p>Blocco A5 a quadretti 5mm</text:p>
          </table:table-cell>
          <table:table-cell office:value-type="float" office:value="5">
            <text:p>5</text:p>
          </table:table-cell>
          <table:table-cell office:value-type="string">
            <text:p>2.57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43">
            <text:p>11743</text:p>
          </table:table-cell>
          <table:table-cell office:value-type="string">
            <text:p>CBP054</text:p>
          </table:table-cell>
          <table:table-cell office:value-type="string">
            <text:p>Italy</text:p>
          </table:table-cell>
          <table:table-cell office:value-type="string">
            <text:p>Carta, buste</text:p>
          </table:table-cell>
          <table:table-cell office:value-type="string">
            <text:p>Blocchi e quaderni</text:p>
          </table:table-cell>
          <table:table-cell table:number-columns-repeated="2" office:value-type="string">
            <text:p>Quaderno A4 spirale a quadretti</text:p>
          </table:table-cell>
          <table:table-cell office:value-type="float" office:value="10">
            <text:p>10</text:p>
          </table:table-cell>
          <table:table-cell office:value-type="string">
            <text:p>9.50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45">
            <text:p>11745</text:p>
          </table:table-cell>
          <table:table-cell office:value-type="string">
            <text:p>CBP055</text:p>
          </table:table-cell>
          <table:table-cell office:value-type="string">
            <text:p>Italy</text:p>
          </table:table-cell>
          <table:table-cell office:value-type="string">
            <text:p>Carta, buste</text:p>
          </table:table-cell>
          <table:table-cell office:value-type="string">
            <text:p>Blocchi e quaderni</text:p>
          </table:table-cell>
          <table:table-cell table:number-columns-repeated="2" office:value-type="string">
            <text:p>Blocco A4 bianco</text:p>
          </table:table-cell>
          <table:table-cell office:value-type="float" office:value="5">
            <text:p>5</text:p>
          </table:table-cell>
          <table:table-cell office:value-type="string">
            <text:p>4.90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47">
            <text:p>11747</text:p>
          </table:table-cell>
          <table:table-cell office:value-type="string">
            <text:p>CBP056</text:p>
          </table:table-cell>
          <table:table-cell office:value-type="string">
            <text:p>Italy</text:p>
          </table:table-cell>
          <table:table-cell office:value-type="string">
            <text:p>Carta, buste</text:p>
          </table:table-cell>
          <table:table-cell office:value-type="string">
            <text:p>Blocchi e quaderni</text:p>
          </table:table-cell>
          <table:table-cell table:number-columns-repeated="2" office:value-type="string">
            <text:p>Blocco A4 a righe</text:p>
          </table:table-cell>
          <table:table-cell office:value-type="float" office:value="5">
            <text:p>5</text:p>
          </table:table-cell>
          <table:table-cell office:value-type="string">
            <text:p>4.63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49">
            <text:p>11749</text:p>
          </table:table-cell>
          <table:table-cell office:value-type="string">
            <text:p>CBP057</text:p>
          </table:table-cell>
          <table:table-cell office:value-type="string">
            <text:p>Italy</text:p>
          </table:table-cell>
          <table:table-cell office:value-type="string">
            <text:p>Carta, buste</text:p>
          </table:table-cell>
          <table:table-cell office:value-type="string">
            <text:p>Blocchi e quaderni</text:p>
          </table:table-cell>
          <table:table-cell table:number-columns-repeated="2" office:value-type="string">
            <text:p>Quaderno A4 spirale a righe</text:p>
          </table:table-cell>
          <table:table-cell office:value-type="float" office:value="10">
            <text:p>10</text:p>
          </table:table-cell>
          <table:table-cell office:value-type="string">
            <text:p>9.50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51">
            <text:p>11751</text:p>
          </table:table-cell>
          <table:table-cell office:value-type="string">
            <text:p>CBP058</text:p>
          </table:table-cell>
          <table:table-cell office:value-type="string">
            <text:p>Italy</text:p>
          </table:table-cell>
          <table:table-cell office:value-type="string">
            <text:p>Carta, buste</text:p>
          </table:table-cell>
          <table:table-cell office:value-type="string">
            <text:p>Blocchi e quaderni</text:p>
          </table:table-cell>
          <table:table-cell office:value-type="string">
            <text:p>Quaderno Blasetti One Color A4 quadri</text:p>
          </table:table-cell>
          <table:table-cell office:value-type="string">
            <text:p>Quaderno Blasetti One Color A4 quadri</text:p>
          </table:table-cell>
          <table:table-cell office:value-type="float" office:value="10">
            <text:p>10</text:p>
          </table:table-cell>
          <table:table-cell office:value-type="string">
            <text:p>7.26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53">
            <text:p>11753</text:p>
          </table:table-cell>
          <table:table-cell office:value-type="string">
            <text:p>CBP059</text:p>
          </table:table-cell>
          <table:table-cell office:value-type="string">
            <text:p>Italy</text:p>
          </table:table-cell>
          <table:table-cell office:value-type="string">
            <text:p>Carta, buste</text:p>
          </table:table-cell>
          <table:table-cell office:value-type="string">
            <text:p>Blocchi e quaderni</text:p>
          </table:table-cell>
          <table:table-cell office:value-type="string">
            <text:p>Tavoletta portablocco blu</text:p>
          </table:table-cell>
          <table:table-cell office:value-type="string">
            <text:p>Tavoletta portablocco blu</text:p>
          </table:table-cell>
          <table:table-cell office:value-type="float" office:value="1">
            <text:p>1</text:p>
          </table:table-cell>
          <table:table-cell office:value-type="string">
            <text:p>1.68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55">
            <text:p>11755</text:p>
          </table:table-cell>
          <table:table-cell office:value-type="string">
            <text:p>CBP060</text:p>
          </table:table-cell>
          <table:table-cell office:value-type="string">
            <text:p>Italy</text:p>
          </table:table-cell>
          <table:table-cell office:value-type="string">
            <text:p>Carta, buste</text:p>
          </table:table-cell>
          <table:table-cell office:value-type="string">
            <text:p>Blocchi e quaderni</text:p>
          </table:table-cell>
          <table:table-cell office:value-type="string">
            <text:p>Tavoletta portablocco rosso</text:p>
          </table:table-cell>
          <table:table-cell office:value-type="string">
            <text:p>Tavoletta portablocco rosso</text:p>
          </table:table-cell>
          <table:table-cell office:value-type="float" office:value="1">
            <text:p>1</text:p>
          </table:table-cell>
          <table:table-cell office:value-type="string">
            <text:p>1.68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57">
            <text:p>11757</text:p>
          </table:table-cell>
          <table:table-cell office:value-type="string">
            <text:p>CBP061</text:p>
          </table:table-cell>
          <table:table-cell office:value-type="string">
            <text:p>Italy</text:p>
          </table:table-cell>
          <table:table-cell office:value-type="string">
            <text:p>Carta, buste</text:p>
          </table:table-cell>
          <table:table-cell office:value-type="string">
            <text:p>Blocchi e quaderni</text:p>
          </table:table-cell>
          <table:table-cell table:number-columns-repeated="2" office:value-type="string">
            <text:p>Quaderno monocromo A4 quadretti</text:p>
          </table:table-cell>
          <table:table-cell office:value-type="float" office:value="10">
            <text:p>10</text:p>
          </table:table-cell>
          <table:table-cell office:value-type="string">
            <text:p>5.80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61">
            <text:p>11761</text:p>
          </table:table-cell>
          <table:table-cell office:value-type="string">
            <text:p>CBP063</text:p>
          </table:table-cell>
          <table:table-cell office:value-type="string">
            <text:p>Italy</text:p>
          </table:table-cell>
          <table:table-cell office:value-type="string">
            <text:p>Carta, buste</text:p>
          </table:table-cell>
          <table:table-cell office:value-type="string">
            <text:p>Blocchi e quaderni</text:p>
          </table:table-cell>
          <table:table-cell table:number-columns-repeated="2" office:value-type="string">
            <text:p>Quaderno monocromo A5 quadretti</text:p>
          </table:table-cell>
          <table:table-cell office:value-type="float" office:value="10">
            <text:p>10</text:p>
          </table:table-cell>
          <table:table-cell office:value-type="string">
            <text:p>3.41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63">
            <text:p>11763</text:p>
          </table:table-cell>
          <table:table-cell office:value-type="string">
            <text:p>CBP064</text:p>
          </table:table-cell>
          <table:table-cell office:value-type="string">
            <text:p>Italy</text:p>
          </table:table-cell>
          <table:table-cell office:value-type="string">
            <text:p>Carta, buste</text:p>
          </table:table-cell>
          <table:table-cell office:value-type="string">
            <text:p>Blocchi e quaderni</text:p>
          </table:table-cell>
          <table:table-cell table:number-columns-repeated="2" office:value-type="string">
            <text:p>Quaderno monocromo A5 righe</text:p>
          </table:table-cell>
          <table:table-cell office:value-type="float" office:value="10">
            <text:p>10</text:p>
          </table:table-cell>
          <table:table-cell office:value-type="string">
            <text:p>3.41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65">
            <text:p>11765</text:p>
          </table:table-cell>
          <table:table-cell office:value-type="string">
            <text:p>CBP065</text:p>
          </table:table-cell>
          <table:table-cell office:value-type="string">
            <text:p>Italy</text:p>
          </table:table-cell>
          <table:table-cell office:value-type="string">
            <text:p>Carta, buste</text:p>
          </table:table-cell>
          <table:table-cell office:value-type="string">
            <text:p>Carta intestata</text:p>
          </table:table-cell>
          <table:table-cell table:number-columns-repeated="2" office:value-type="string">
            <text:p>Risma di carta intestata SOL da 500 fogli (primo foglio)</text:p>
          </table:table-cell>
          <table:table-cell office:value-type="float" office:value="2">
            <text:p>2</text:p>
          </table:table-cell>
          <table:table-cell office:value-type="string">
            <text:p>80.00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67">
            <text:p>11767</text:p>
          </table:table-cell>
          <table:table-cell office:value-type="string">
            <text:p>CBP066</text:p>
          </table:table-cell>
          <table:table-cell office:value-type="string">
            <text:p>Italy</text:p>
          </table:table-cell>
          <table:table-cell office:value-type="string">
            <text:p>Carta, buste</text:p>
          </table:table-cell>
          <table:table-cell office:value-type="string">
            <text:p>Carta intestata</text:p>
          </table:table-cell>
          <table:table-cell table:number-columns-repeated="2" office:value-type="string">
            <text:p>Risma di carta intestata VIVISOL da 500 fogli (primo foglio)</text:p>
          </table:table-cell>
          <table:table-cell office:value-type="float" office:value="2">
            <text:p>2</text:p>
          </table:table-cell>
          <table:table-cell office:value-type="string">
            <text:p>80.00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71">
            <text:p>11771</text:p>
          </table:table-cell>
          <table:table-cell office:value-type="string">
            <text:p>CBP068</text:p>
          </table:table-cell>
          <table:table-cell office:value-type="string">
            <text:p>Italy</text:p>
          </table:table-cell>
          <table:table-cell office:value-type="string">
            <text:p>Carta, buste</text:p>
          </table:table-cell>
          <table:table-cell office:value-type="string">
            <text:p>Carta intestata</text:p>
          </table:table-cell>
          <table:table-cell table:number-columns-repeated="2" office:value-type="string">
            <text:p>Carta intestata VIVISOL fogli successivi</text:p>
          </table:table-cell>
          <table:table-cell office:value-type="float" office:value="500">
            <text:p>500</text:p>
          </table:table-cell>
          <table:table-cell office:value-type="string">
            <text:p>80.00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73">
            <text:p>11773</text:p>
          </table:table-cell>
          <table:table-cell office:value-type="string">
            <text:p>CBP069</text:p>
          </table:table-cell>
          <table:table-cell office:value-type="string">
            <text:p>Italy</text:p>
          </table:table-cell>
          <table:table-cell office:value-type="string">
            <text:p>Carta, buste</text:p>
          </table:table-cell>
          <table:table-cell office:value-type="string">
            <text:p>Carta intestata</text:p>
          </table:table-cell>
          <table:table-cell table:number-columns-repeated="2" office:value-type="string">
            <text:p>Carta intestata CTS fogli successivi</text:p>
          </table:table-cell>
          <table:table-cell office:value-type="float" office:value="500">
            <text:p>500</text:p>
          </table:table-cell>
          <table:table-cell office:value-type="string">
            <text:p>25.00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75">
            <text:p>11775</text:p>
          </table:table-cell>
          <table:table-cell office:value-type="string">
            <text:p>CBP070</text:p>
          </table:table-cell>
          <table:table-cell office:value-type="string">
            <text:p>Italy</text:p>
          </table:table-cell>
          <table:table-cell office:value-type="string">
            <text:p>Carta, buste</text:p>
          </table:table-cell>
          <table:table-cell office:value-type="string">
            <text:p>Carta intestata</text:p>
          </table:table-cell>
          <table:table-cell table:number-columns-repeated="2" office:value-type="string">
            <text:p>Carta intestata CTS primo foglio</text:p>
          </table:table-cell>
          <table:table-cell office:value-type="float" office:value="500">
            <text:p>500</text:p>
          </table:table-cell>
          <table:table-cell office:value-type="string">
            <text:p>25.00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77">
            <text:p>11777</text:p>
          </table:table-cell>
          <table:table-cell office:value-type="string">
            <text:p>CBP071</text:p>
          </table:table-cell>
          <table:table-cell office:value-type="string">
            <text:p>Italy</text:p>
          </table:table-cell>
          <table:table-cell office:value-type="string">
            <text:p>Carta, buste</text:p>
          </table:table-cell>
          <table:table-cell office:value-type="string">
            <text:p>Carta stampanti, fotocopie</text:p>
          </table:table-cell>
          <table:table-cell office:value-type="string">
            <text:p>A4 paper ream</text:p>
          </table:table-cell>
          <table:table-cell office:value-type="string">
            <text:p>Risma di carta A4 da 500 fogli</text:p>
          </table:table-cell>
          <table:table-cell office:value-type="float" office:value="5">
            <text:p>5</text:p>
          </table:table-cell>
          <table:table-cell office:value-type="string">
            <text:p>11.50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79">
            <text:p>11779</text:p>
          </table:table-cell>
          <table:table-cell office:value-type="string">
            <text:p>CBP072</text:p>
          </table:table-cell>
          <table:table-cell office:value-type="string">
            <text:p>Italy</text:p>
          </table:table-cell>
          <table:table-cell office:value-type="string">
            <text:p>Carta, buste</text:p>
          </table:table-cell>
          <table:table-cell office:value-type="string">
            <text:p>Carta stampanti, fotocopie</text:p>
          </table:table-cell>
          <table:table-cell office:value-type="string">
            <text:p>A3 paper ream</text:p>
          </table:table-cell>
          <table:table-cell office:value-type="string">
            <text:p>Risma di carta A3 da 500 fogli</text:p>
          </table:table-cell>
          <table:table-cell office:value-type="float" office:value="5">
            <text:p>5</text:p>
          </table:table-cell>
          <table:table-cell office:value-type="string">
            <text:p>24.30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81">
            <text:p>11781</text:p>
          </table:table-cell>
          <table:table-cell office:value-type="string">
            <text:p>CBP073</text:p>
          </table:table-cell>
          <table:table-cell office:value-type="string">
            <text:p>Italy</text:p>
          </table:table-cell>
          <table:table-cell office:value-type="string">
            <text:p>Carta, buste</text:p>
          </table:table-cell>
          <table:table-cell office:value-type="string">
            <text:p>Carta stampanti, fotocopie</text:p>
          </table:table-cell>
          <table:table-cell office:value-type="string">
            <text:p>Risma di carta A4 riciclata</text:p>
          </table:table-cell>
          <table:table-cell office:value-type="string">
            <text:p>Risma di carta A4 riciclata da 500 fogli</text:p>
          </table:table-cell>
          <table:table-cell office:value-type="float" office:value="5">
            <text:p>5</text:p>
          </table:table-cell>
          <table:table-cell office:value-type="string">
            <text:p>14.87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83">
            <text:p>11783</text:p>
          </table:table-cell>
          <table:table-cell office:value-type="string">
            <text:p>CBP074</text:p>
          </table:table-cell>
          <table:table-cell office:value-type="string">
            <text:p>Italy</text:p>
          </table:table-cell>
          <table:table-cell office:value-type="string">
            <text:p>Carta, buste</text:p>
          </table:table-cell>
          <table:table-cell office:value-type="string">
            <text:p>Carta stampanti, fotocopie</text:p>
          </table:table-cell>
          <table:table-cell office:value-type="string">
            <text:p>Risma di carta A4 bianca 160 gr da 250 fogli</text:p>
          </table:table-cell>
          <table:table-cell office:value-type="string">
            <text:p>Risma di carta A4 bianca 160 gr da 250 fogli</text:p>
          </table:table-cell>
          <table:table-cell office:value-type="float" office:value="1">
            <text:p>1</text:p>
          </table:table-cell>
          <table:table-cell office:value-type="string">
            <text:p>7.33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85">
            <text:p>11785</text:p>
          </table:table-cell>
          <table:table-cell office:value-type="string">
            <text:p>CBP075</text:p>
          </table:table-cell>
          <table:table-cell office:value-type="string">
            <text:p>Italy</text:p>
          </table:table-cell>
          <table:table-cell office:value-type="string">
            <text:p>Carta, buste</text:p>
          </table:table-cell>
          <table:table-cell office:value-type="string">
            <text:p>Carta stampanti, fotocopie</text:p>
          </table:table-cell>
          <table:table-cell office:value-type="string">
            <text:p>Risma di carta A3 bianca 160 gr da 500 fogli</text:p>
          </table:table-cell>
          <table:table-cell office:value-type="string">
            <text:p>Risma di carta A3 bianca 160 gr da 500 fogli</text:p>
          </table:table-cell>
          <table:table-cell office:value-type="float" office:value="1">
            <text:p>1</text:p>
          </table:table-cell>
          <table:table-cell office:value-type="string">
            <text:p>8.15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87">
            <text:p>11787</text:p>
          </table:table-cell>
          <table:table-cell office:value-type="string">
            <text:p>CBP076</text:p>
          </table:table-cell>
          <table:table-cell office:value-type="string">
            <text:p>Italy</text:p>
          </table:table-cell>
          <table:table-cell office:value-type="string">
            <text:p>Carta, buste</text:p>
          </table:table-cell>
          <table:table-cell office:value-type="string">
            <text:p>Carta stampanti, fotocopie</text:p>
          </table:table-cell>
          <table:table-cell table:number-columns-repeated="2" office:value-type="string">
            <text:p>Risma di carta A4 bianca 100gr da 500 fogli</text:p>
          </table:table-cell>
          <table:table-cell office:value-type="float" office:value="1">
            <text:p>1</text:p>
          </table:table-cell>
          <table:table-cell office:value-type="string">
            <text:p>5.00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91">
            <text:p>11791</text:p>
          </table:table-cell>
          <table:table-cell office:value-type="string">
            <text:p>CBP080</text:p>
          </table:table-cell>
          <table:table-cell office:value-type="string">
            <text:p>Italy</text:p>
          </table:table-cell>
          <table:table-cell office:value-type="string">
            <text:p>Carta, buste</text:p>
          </table:table-cell>
          <table:table-cell office:value-type="string">
            <text:p>Carta stampanti, fotocopie</text:p>
          </table:table-cell>
          <table:table-cell table:number-columns-repeated="2" office:value-type="string">
            <text:p>Modulo continuo 37.5x11 lettura facilitata</text:p>
          </table:table-cell>
          <table:table-cell office:value-type="float" office:value="1">
            <text:p>1</text:p>
          </table:table-cell>
          <table:table-cell office:value-type="string">
            <text:p>21.03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92">
            <text:p>11792</text:p>
          </table:table-cell>
          <table:table-cell office:value-type="string">
            <text:p>CBP081</text:p>
          </table:table-cell>
          <table:table-cell office:value-type="string">
            <text:p>Italy</text:p>
          </table:table-cell>
          <table:table-cell office:value-type="string">
            <text:p>Carta, buste</text:p>
          </table:table-cell>
          <table:table-cell office:value-type="string">
            <text:p>Fogli protocollo</text:p>
          </table:table-cell>
          <table:table-cell table:number-columns-repeated="2" office:value-type="string">
            <text:p>Fogli protocollo a righe</text:p>
          </table:table-cell>
          <table:table-cell office:value-type="float" office:value="200">
            <text:p>200</text:p>
          </table:table-cell>
          <table:table-cell office:value-type="string">
            <text:p>2.48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93">
            <text:p>11793</text:p>
          </table:table-cell>
          <table:table-cell office:value-type="string">
            <text:p>CBP082</text:p>
          </table:table-cell>
          <table:table-cell office:value-type="string">
            <text:p>Italy</text:p>
          </table:table-cell>
          <table:table-cell office:value-type="string">
            <text:p>Carta, buste</text:p>
          </table:table-cell>
          <table:table-cell office:value-type="string">
            <text:p>Fogli protocollo</text:p>
          </table:table-cell>
          <table:table-cell table:number-columns-repeated="2" office:value-type="string">
            <text:p>Fogli protocollo a righe per uso bollo</text:p>
          </table:table-cell>
          <table:table-cell office:value-type="float" office:value="200">
            <text:p>200</text:p>
          </table:table-cell>
          <table:table-cell office:value-type="string">
            <text:p>2.61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94">
            <text:p>11794</text:p>
          </table:table-cell>
          <table:table-cell office:value-type="string">
            <text:p>CBP083</text:p>
          </table:table-cell>
          <table:table-cell office:value-type="string">
            <text:p>Italy</text:p>
          </table:table-cell>
          <table:table-cell office:value-type="string">
            <text:p>Carta, buste</text:p>
          </table:table-cell>
          <table:table-cell office:value-type="string">
            <text:p>Buste a foratura universale</text:p>
          </table:table-cell>
          <table:table-cell office:value-type="string">
            <text:p>Busta perf. univ. ppl lucida 13/100 22x30</text:p>
          </table:table-cell>
          <table:table-cell office:value-type="string">
            <text:p>Busta perf. univ. ppl lucida 13/100 22x30</text:p>
          </table:table-cell>
          <table:table-cell office:value-type="float" office:value="50">
            <text:p>50</text:p>
          </table:table-cell>
          <table:table-cell office:value-type="string">
            <text:p>2.22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95">
            <text:p>11795</text:p>
          </table:table-cell>
          <table:table-cell office:value-type="string">
            <text:p>CBP084</text:p>
          </table:table-cell>
          <table:table-cell office:value-type="string">
            <text:p>Italy</text:p>
          </table:table-cell>
          <table:table-cell office:value-type="string">
            <text:p>Carta, buste</text:p>
          </table:table-cell>
          <table:table-cell office:value-type="string">
            <text:p>Buste a foratura universale</text:p>
          </table:table-cell>
          <table:table-cell office:value-type="string">
            <text:p>Busta perf.univ.antir. 13/100 22x30</text:p>
          </table:table-cell>
          <table:table-cell office:value-type="string">
            <text:p>Busta perf.univ.antir. 13/100 22x30</text:p>
          </table:table-cell>
          <table:table-cell office:value-type="float" office:value="50">
            <text:p>50</text:p>
          </table:table-cell>
          <table:table-cell office:value-type="string">
            <text:p>1.60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96">
            <text:p>11796</text:p>
          </table:table-cell>
          <table:table-cell office:value-type="string">
            <text:p>CBP085</text:p>
          </table:table-cell>
          <table:table-cell office:value-type="string">
            <text:p>Italy</text:p>
          </table:table-cell>
          <table:table-cell office:value-type="string">
            <text:p>Carta, buste</text:p>
          </table:table-cell>
          <table:table-cell office:value-type="string">
            <text:p>Buste a foratura universale</text:p>
          </table:table-cell>
          <table:table-cell table:number-columns-repeated="2" office:value-type="string">
            <text:p>Busta a L antiriflesso 13/100 22x30</text:p>
          </table:table-cell>
          <table:table-cell office:value-type="float" office:value="50">
            <text:p>50</text:p>
          </table:table-cell>
          <table:table-cell office:value-type="string">
            <text:p>2.51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97">
            <text:p>11797</text:p>
          </table:table-cell>
          <table:table-cell office:value-type="string">
            <text:p>CBP086</text:p>
          </table:table-cell>
          <table:table-cell office:value-type="string">
            <text:p>Italy</text:p>
          </table:table-cell>
          <table:table-cell office:value-type="string">
            <text:p>Carta, buste</text:p>
          </table:table-cell>
          <table:table-cell office:value-type="string">
            <text:p>Buste a foratura universale</text:p>
          </table:table-cell>
          <table:table-cell office:value-type="string">
            <text:p>Busta perf. univ. 23x33</text:p>
          </table:table-cell>
          <table:table-cell office:value-type="string">
            <text:p>Busta perf.univ. 23X33</text:p>
          </table:table-cell>
          <table:table-cell office:value-type="float" office:value="25">
            <text:p>25</text:p>
          </table:table-cell>
          <table:table-cell office:value-type="string">
            <text:p>3.56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798">
            <text:p>11798</text:p>
          </table:table-cell>
          <table:table-cell office:value-type="string">
            <text:p>CBP087</text:p>
          </table:table-cell>
          <table:table-cell office:value-type="string">
            <text:p>Italy</text:p>
          </table:table-cell>
          <table:table-cell office:value-type="string">
            <text:p>Carta, buste</text:p>
          </table:table-cell>
          <table:table-cell office:value-type="string">
            <text:p>Buste a foratura universale</text:p>
          </table:table-cell>
          <table:table-cell office:value-type="string">
            <text:p>Busta perf.univ. a soffietto rinforzata 22x30</text:p>
          </table:table-cell>
          <table:table-cell office:value-type="string">
            <text:p>Busta perf.univ. a soffietto rinforzata 22x30</text:p>
          </table:table-cell>
          <table:table-cell office:value-type="float" office:value="10">
            <text:p>10</text:p>
          </table:table-cell>
          <table:table-cell office:value-type="string">
            <text:p>6.36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806">
            <text:p>11806</text:p>
          </table:table-cell>
          <table:table-cell office:value-type="string">
            <text:p>CBP095</text:p>
          </table:table-cell>
          <table:table-cell office:value-type="string">
            <text:p>Italy</text:p>
          </table:table-cell>
          <table:table-cell office:value-type="string">
            <text:p>Carta, buste</text:p>
          </table:table-cell>
          <table:table-cell office:value-type="string">
            <text:p>Buste a sacco avana</text:p>
          </table:table-cell>
          <table:table-cell office:value-type="string">
            <text:p>Buste avana 19x26 senza logo (500 pezzi)</text:p>
          </table:table-cell>
          <table:table-cell office:value-type="string">
            <text:p>Buste avana 19x26 senza logo</text:p>
          </table:table-cell>
          <table:table-cell office:value-type="float" office:value="500">
            <text:p>500</text:p>
          </table:table-cell>
          <table:table-cell office:value-type="string">
            <text:p>16.63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807">
            <text:p>11807</text:p>
          </table:table-cell>
          <table:table-cell office:value-type="string">
            <text:p>CBP096</text:p>
          </table:table-cell>
          <table:table-cell office:value-type="string">
            <text:p>Italy</text:p>
          </table:table-cell>
          <table:table-cell office:value-type="string">
            <text:p>Carta, buste</text:p>
          </table:table-cell>
          <table:table-cell office:value-type="string">
            <text:p>Buste a sacco avana</text:p>
          </table:table-cell>
          <table:table-cell office:value-type="string">
            <text:p>Buste avana 23x33 senza logo (500 pezzi)</text:p>
          </table:table-cell>
          <table:table-cell office:value-type="string">
            <text:p>Buste avana 23x33 senza logo</text:p>
          </table:table-cell>
          <table:table-cell office:value-type="float" office:value="500">
            <text:p>500</text:p>
          </table:table-cell>
          <table:table-cell office:value-type="string">
            <text:p>21.42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808">
            <text:p>11808</text:p>
          </table:table-cell>
          <table:table-cell office:value-type="string">
            <text:p>CBP097</text:p>
          </table:table-cell>
          <table:table-cell office:value-type="string">
            <text:p>Italy</text:p>
          </table:table-cell>
          <table:table-cell office:value-type="string">
            <text:p>Carta, buste</text:p>
          </table:table-cell>
          <table:table-cell office:value-type="string">
            <text:p>Buste a sacco avana</text:p>
          </table:table-cell>
          <table:table-cell office:value-type="string">
            <text:p>Buste avana 25x35 senza soffietto senza logo (500 pezzi)</text:p>
          </table:table-cell>
          <table:table-cell office:value-type="string">
            <text:p>Buste avana 25x35 senza soffietto senza logo</text:p>
          </table:table-cell>
          <table:table-cell office:value-type="float" office:value="500">
            <text:p>500</text:p>
          </table:table-cell>
          <table:table-cell office:value-type="string">
            <text:p>25.12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809">
            <text:p>11809</text:p>
          </table:table-cell>
          <table:table-cell office:value-type="string">
            <text:p>CBP098</text:p>
          </table:table-cell>
          <table:table-cell office:value-type="string">
            <text:p>Italy</text:p>
          </table:table-cell>
          <table:table-cell office:value-type="string">
            <text:p>Carta, buste</text:p>
          </table:table-cell>
          <table:table-cell office:value-type="string">
            <text:p>Buste a sacco avana</text:p>
          </table:table-cell>
          <table:table-cell office:value-type="string">
            <text:p>Buste avana 25x35 con soffietto senza logo (500 pezzi)</text:p>
          </table:table-cell>
          <table:table-cell office:value-type="string">
            <text:p>Buste avana 25x35 con soffietto senza logo</text:p>
          </table:table-cell>
          <table:table-cell office:value-type="float" office:value="500">
            <text:p>500</text:p>
          </table:table-cell>
          <table:table-cell office:value-type="string">
            <text:p>25.00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810">
            <text:p>11810</text:p>
          </table:table-cell>
          <table:table-cell office:value-type="string">
            <text:p>CBP099</text:p>
          </table:table-cell>
          <table:table-cell office:value-type="string">
            <text:p>Italy</text:p>
          </table:table-cell>
          <table:table-cell office:value-type="string">
            <text:p>Carta, buste</text:p>
          </table:table-cell>
          <table:table-cell office:value-type="string">
            <text:p>Buste a sacco avana</text:p>
          </table:table-cell>
          <table:table-cell table:number-columns-repeated="2" office:value-type="string">
            <text:p>Buste avana 19x26 con logo SOL</text:p>
          </table:table-cell>
          <table:table-cell office:value-type="float" office:value="1000">
            <text:p>1000</text:p>
          </table:table-cell>
          <table:table-cell office:value-type="string">
            <text:p>130.00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811">
            <text:p>11811</text:p>
          </table:table-cell>
          <table:table-cell office:value-type="string">
            <text:p>CBP100</text:p>
          </table:table-cell>
          <table:table-cell office:value-type="string">
            <text:p>Italy</text:p>
          </table:table-cell>
          <table:table-cell office:value-type="string">
            <text:p>Carta, buste</text:p>
          </table:table-cell>
          <table:table-cell office:value-type="string">
            <text:p>Buste a sacco avana</text:p>
          </table:table-cell>
          <table:table-cell office:value-type="string">
            <text:p>Buste avana 23x33 con logo SOL (500 pezzi)</text:p>
          </table:table-cell>
          <table:table-cell office:value-type="string">
            <text:p>Buste avana 23x33 con logo SOL</text:p>
          </table:table-cell>
          <table:table-cell office:value-type="float" office:value="500">
            <text:p>500</text:p>
          </table:table-cell>
          <table:table-cell office:value-type="string">
            <text:p>130.00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812">
            <text:p>11812</text:p>
          </table:table-cell>
          <table:table-cell office:value-type="string">
            <text:p>CBP101</text:p>
          </table:table-cell>
          <table:table-cell office:value-type="string">
            <text:p>Italy</text:p>
          </table:table-cell>
          <table:table-cell office:value-type="string">
            <text:p>Carta, buste</text:p>
          </table:table-cell>
          <table:table-cell office:value-type="string">
            <text:p>Buste a sacco avana</text:p>
          </table:table-cell>
          <table:table-cell table:number-columns-repeated="2" office:value-type="string">
            <text:p>Buste avana 25x35 senza soffietto con logo SOL</text:p>
          </table:table-cell>
          <table:table-cell office:value-type="float" office:value="1000">
            <text:p>1000</text:p>
          </table:table-cell>
          <table:table-cell office:value-type="string">
            <text:p>150.00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813">
            <text:p>11813</text:p>
          </table:table-cell>
          <table:table-cell office:value-type="string">
            <text:p>CBP102</text:p>
          </table:table-cell>
          <table:table-cell office:value-type="string">
            <text:p>Italy</text:p>
          </table:table-cell>
          <table:table-cell office:value-type="string">
            <text:p>Carta, buste</text:p>
          </table:table-cell>
          <table:table-cell office:value-type="string">
            <text:p>Buste a sacco avana</text:p>
          </table:table-cell>
          <table:table-cell office:value-type="string">
            <text:p>Buste avana 25x35 con soffietto con logo SOL (500 pezzi)</text:p>
          </table:table-cell>
          <table:table-cell office:value-type="string">
            <text:p>Buste avana 25x35 con soffietto con logo SOL</text:p>
          </table:table-cell>
          <table:table-cell office:value-type="float" office:value="1000">
            <text:p>1000</text:p>
          </table:table-cell>
          <table:table-cell office:value-type="string">
            <text:p>150.00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814">
            <text:p>11814</text:p>
          </table:table-cell>
          <table:table-cell office:value-type="string">
            <text:p>CBP103</text:p>
          </table:table-cell>
          <table:table-cell office:value-type="string">
            <text:p>Italy</text:p>
          </table:table-cell>
          <table:table-cell office:value-type="string">
            <text:p>Carta, buste</text:p>
          </table:table-cell>
          <table:table-cell office:value-type="string">
            <text:p>Buste a sacco avana</text:p>
          </table:table-cell>
          <table:table-cell office:value-type="string">
            <text:p>Buste avana 19x26 con logo VIVISOL (500 pezzi)</text:p>
          </table:table-cell>
          <table:table-cell office:value-type="string">
            <text:p>Buste avana 19x26 con logo VIVISOL</text:p>
          </table:table-cell>
          <table:table-cell office:value-type="float" office:value="1000">
            <text:p>1000</text:p>
          </table:table-cell>
          <table:table-cell office:value-type="string">
            <text:p>120.00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815">
            <text:p>11815</text:p>
          </table:table-cell>
          <table:table-cell office:value-type="string">
            <text:p>CBP104</text:p>
          </table:table-cell>
          <table:table-cell office:value-type="string">
            <text:p>Italy</text:p>
          </table:table-cell>
          <table:table-cell office:value-type="string">
            <text:p>Carta, buste</text:p>
          </table:table-cell>
          <table:table-cell office:value-type="string">
            <text:p>Buste a sacco avana</text:p>
          </table:table-cell>
          <table:table-cell office:value-type="string">
            <text:p>Buste avana 23x33 con logo VIVISOL (500 pezzi)</text:p>
          </table:table-cell>
          <table:table-cell office:value-type="string">
            <text:p>Buste avana 23x33 con logo VIVISOL</text:p>
          </table:table-cell>
          <table:table-cell office:value-type="float" office:value="500">
            <text:p>500</text:p>
          </table:table-cell>
          <table:table-cell office:value-type="string">
            <text:p>130.00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816">
            <text:p>11816</text:p>
          </table:table-cell>
          <table:table-cell office:value-type="string">
            <text:p>CBP105</text:p>
          </table:table-cell>
          <table:table-cell office:value-type="string">
            <text:p>Italy</text:p>
          </table:table-cell>
          <table:table-cell office:value-type="string">
            <text:p>Carta, buste</text:p>
          </table:table-cell>
          <table:table-cell office:value-type="string">
            <text:p>Buste a sacco avana</text:p>
          </table:table-cell>
          <table:table-cell office:value-type="string">
            <text:p>Buste avana 25x35 senza soffietto con logo VIVISOL (500 pezzi)</text:p>
          </table:table-cell>
          <table:table-cell office:value-type="string">
            <text:p>Buste avana 25x35 senza soffietto con logo VIVISOL</text:p>
          </table:table-cell>
          <table:table-cell office:value-type="float" office:value="500">
            <text:p>500</text:p>
          </table:table-cell>
          <table:table-cell office:value-type="string">
            <text:p>150.00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817">
            <text:p>11817</text:p>
          </table:table-cell>
          <table:table-cell office:value-type="string">
            <text:p>CBP106</text:p>
          </table:table-cell>
          <table:table-cell office:value-type="string">
            <text:p>Italy</text:p>
          </table:table-cell>
          <table:table-cell office:value-type="string">
            <text:p>Carta, buste</text:p>
          </table:table-cell>
          <table:table-cell office:value-type="string">
            <text:p>Buste a sacco avana</text:p>
          </table:table-cell>
          <table:table-cell office:value-type="string">
            <text:p>Buste avana 25x35 con soffietto con logo VIVISOL (500 pezzi)</text:p>
          </table:table-cell>
          <table:table-cell office:value-type="string">
            <text:p>Buste avana 25x35 con soffietto con logo VIVISOL</text:p>
          </table:table-cell>
          <table:table-cell office:value-type="float" office:value="1000">
            <text:p>1000</text:p>
          </table:table-cell>
          <table:table-cell office:value-type="string">
            <text:p>150.00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818">
            <text:p>11818</text:p>
          </table:table-cell>
          <table:table-cell office:value-type="string">
            <text:p>CBP107</text:p>
          </table:table-cell>
          <table:table-cell office:value-type="string">
            <text:p>Italy</text:p>
          </table:table-cell>
          <table:table-cell office:value-type="string">
            <text:p>Carta, buste</text:p>
          </table:table-cell>
          <table:table-cell office:value-type="string">
            <text:p>Buste commerciali</text:p>
          </table:table-cell>
          <table:table-cell office:value-type="string">
            <text:p>Buste bianche 11x23 senza logo senza finestra (500 pezzi)</text:p>
          </table:table-cell>
          <table:table-cell office:value-type="string">
            <text:p>Buste bianche 11x23 senza logo senza finestra</text:p>
          </table:table-cell>
          <table:table-cell office:value-type="float" office:value="500">
            <text:p>500</text:p>
          </table:table-cell>
          <table:table-cell office:value-type="string">
            <text:p>7.79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819">
            <text:p>11819</text:p>
          </table:table-cell>
          <table:table-cell office:value-type="string">
            <text:p>CBP108</text:p>
          </table:table-cell>
          <table:table-cell office:value-type="string">
            <text:p>Italy</text:p>
          </table:table-cell>
          <table:table-cell office:value-type="string">
            <text:p>Carta, buste</text:p>
          </table:table-cell>
          <table:table-cell office:value-type="string">
            <text:p>Buste commerciali</text:p>
          </table:table-cell>
          <table:table-cell office:value-type="string">
            <text:p>Buste bianche 11x23 senza logo con finestra (500 pezzi)</text:p>
          </table:table-cell>
          <table:table-cell office:value-type="string">
            <text:p>Buste bianche 11x23 senza logo con finestra</text:p>
          </table:table-cell>
          <table:table-cell office:value-type="float" office:value="500">
            <text:p>500</text:p>
          </table:table-cell>
          <table:table-cell office:value-type="string">
            <text:p>7.79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820">
            <text:p>11820</text:p>
          </table:table-cell>
          <table:table-cell office:value-type="string">
            <text:p>CBP109</text:p>
          </table:table-cell>
          <table:table-cell office:value-type="string">
            <text:p>Italy</text:p>
          </table:table-cell>
          <table:table-cell office:value-type="string">
            <text:p>Carta, buste</text:p>
          </table:table-cell>
          <table:table-cell office:value-type="string">
            <text:p>Buste commerciali</text:p>
          </table:table-cell>
          <table:table-cell table:number-columns-repeated="2" office:value-type="string">
            <text:p>Buste bianche 11x23 con logo SOL senza finestra</text:p>
          </table:table-cell>
          <table:table-cell office:value-type="float" office:value="1000">
            <text:p>1000</text:p>
          </table:table-cell>
          <table:table-cell office:value-type="string">
            <text:p>70.00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821">
            <text:p>11821</text:p>
          </table:table-cell>
          <table:table-cell office:value-type="string">
            <text:p>CBP110</text:p>
          </table:table-cell>
          <table:table-cell office:value-type="string">
            <text:p>Italy</text:p>
          </table:table-cell>
          <table:table-cell office:value-type="string">
            <text:p>Carta, buste</text:p>
          </table:table-cell>
          <table:table-cell office:value-type="string">
            <text:p>Buste commerciali</text:p>
          </table:table-cell>
          <table:table-cell table:number-columns-repeated="2" office:value-type="string">
            <text:p>Buste bianche 11x23 con logo VIVISOL senza finestra</text:p>
          </table:table-cell>
          <table:table-cell office:value-type="float" office:value="1000">
            <text:p>1000</text:p>
          </table:table-cell>
          <table:table-cell office:value-type="string">
            <text:p>70.00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822">
            <text:p>11822</text:p>
          </table:table-cell>
          <table:table-cell office:value-type="string">
            <text:p>CBP111</text:p>
          </table:table-cell>
          <table:table-cell office:value-type="string">
            <text:p>Italy</text:p>
          </table:table-cell>
          <table:table-cell office:value-type="string">
            <text:p>Carta, buste</text:p>
          </table:table-cell>
          <table:table-cell office:value-type="string">
            <text:p>Buste commerciali</text:p>
          </table:table-cell>
          <table:table-cell table:number-columns-repeated="2" office:value-type="string">
            <text:p>Buste bianche 11x23 con logo SOL con finestra</text:p>
          </table:table-cell>
          <table:table-cell office:value-type="float" office:value="1000">
            <text:p>1000</text:p>
          </table:table-cell>
          <table:table-cell office:value-type="string">
            <text:p>70.00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823">
            <text:p>11823</text:p>
          </table:table-cell>
          <table:table-cell office:value-type="string">
            <text:p>CBP112</text:p>
          </table:table-cell>
          <table:table-cell office:value-type="string">
            <text:p>Italy</text:p>
          </table:table-cell>
          <table:table-cell office:value-type="string">
            <text:p>Carta, buste</text:p>
          </table:table-cell>
          <table:table-cell office:value-type="string">
            <text:p>Buste commerciali</text:p>
          </table:table-cell>
          <table:table-cell office:value-type="string">
            <text:p>Buste bianche 11x23 con logo VIVISOL con finestra (500 pezzi)</text:p>
          </table:table-cell>
          <table:table-cell office:value-type="string">
            <text:p>Buste bianche 11x23 con logo VIVISOL con finestra</text:p>
          </table:table-cell>
          <table:table-cell office:value-type="float" office:value="1000">
            <text:p>1000</text:p>
          </table:table-cell>
          <table:table-cell office:value-type="string">
            <text:p>70.00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825">
            <text:p>11825</text:p>
          </table:table-cell>
          <table:table-cell office:value-type="string">
            <text:p>CBP114</text:p>
          </table:table-cell>
          <table:table-cell office:value-type="string">
            <text:p>Italy</text:p>
          </table:table-cell>
          <table:table-cell office:value-type="string">
            <text:p>Carta, buste</text:p>
          </table:table-cell>
          <table:table-cell office:value-type="string">
            <text:p>Buste imbottite</text:p>
          </table:table-cell>
          <table:table-cell table:number-columns-repeated="2" office:value-type="string">
            <text:p>Busta imbottita tipo B 12x21</text:p>
          </table:table-cell>
          <table:table-cell office:value-type="float" office:value="10">
            <text:p>10</text:p>
          </table:table-cell>
          <table:table-cell office:value-type="string">
            <text:p>1.10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826">
            <text:p>11826</text:p>
          </table:table-cell>
          <table:table-cell office:value-type="string">
            <text:p>CBP115</text:p>
          </table:table-cell>
          <table:table-cell office:value-type="string">
            <text:p>Italy</text:p>
          </table:table-cell>
          <table:table-cell office:value-type="string">
            <text:p>Carta, buste</text:p>
          </table:table-cell>
          <table:table-cell office:value-type="string">
            <text:p>Buste imbottite</text:p>
          </table:table-cell>
          <table:table-cell table:number-columns-repeated="2" office:value-type="string">
            <text:p>Busta imbottita tipo C 14x21</text:p>
          </table:table-cell>
          <table:table-cell office:value-type="float" office:value="10">
            <text:p>10</text:p>
          </table:table-cell>
          <table:table-cell office:value-type="string">
            <text:p>1.30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827">
            <text:p>11827</text:p>
          </table:table-cell>
          <table:table-cell office:value-type="string">
            <text:p>CBP116</text:p>
          </table:table-cell>
          <table:table-cell office:value-type="string">
            <text:p>Italy</text:p>
          </table:table-cell>
          <table:table-cell office:value-type="string">
            <text:p>Carta, buste</text:p>
          </table:table-cell>
          <table:table-cell office:value-type="string">
            <text:p>Buste imbottite</text:p>
          </table:table-cell>
          <table:table-cell table:number-columns-repeated="2" office:value-type="string">
            <text:p>Busta imbottita tipo D 18x26</text:p>
          </table:table-cell>
          <table:table-cell office:value-type="float" office:value="10">
            <text:p>10</text:p>
          </table:table-cell>
          <table:table-cell office:value-type="string">
            <text:p>1.50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828">
            <text:p>11828</text:p>
          </table:table-cell>
          <table:table-cell office:value-type="string">
            <text:p>CBP117</text:p>
          </table:table-cell>
          <table:table-cell office:value-type="string">
            <text:p>Italy</text:p>
          </table:table-cell>
          <table:table-cell office:value-type="string">
            <text:p>Carta, buste</text:p>
          </table:table-cell>
          <table:table-cell office:value-type="string">
            <text:p>Buste imbottite</text:p>
          </table:table-cell>
          <table:table-cell table:number-columns-repeated="2" office:value-type="string">
            <text:p>Busta imbottita tipo E 22x26</text:p>
          </table:table-cell>
          <table:table-cell office:value-type="float" office:value="10">
            <text:p>10</text:p>
          </table:table-cell>
          <table:table-cell office:value-type="string">
            <text:p>1.90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829">
            <text:p>11829</text:p>
          </table:table-cell>
          <table:table-cell office:value-type="string">
            <text:p>CBP118</text:p>
          </table:table-cell>
          <table:table-cell office:value-type="string">
            <text:p>Italy</text:p>
          </table:table-cell>
          <table:table-cell office:value-type="string">
            <text:p>Carta, buste</text:p>
          </table:table-cell>
          <table:table-cell office:value-type="string">
            <text:p>Buste imbottite</text:p>
          </table:table-cell>
          <table:table-cell table:number-columns-repeated="2" office:value-type="string">
            <text:p>Busta imbottita tipo H 27x36</text:p>
          </table:table-cell>
          <table:table-cell office:value-type="float" office:value="10">
            <text:p>10</text:p>
          </table:table-cell>
          <table:table-cell office:value-type="string">
            <text:p>2.10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830">
            <text:p>11830</text:p>
          </table:table-cell>
          <table:table-cell office:value-type="string">
            <text:p>CBP119</text:p>
          </table:table-cell>
          <table:table-cell office:value-type="string">
            <text:p>Italy</text:p>
          </table:table-cell>
          <table:table-cell office:value-type="string">
            <text:p>Carta, buste</text:p>
          </table:table-cell>
          <table:table-cell office:value-type="string">
            <text:p>Buste imbottite</text:p>
          </table:table-cell>
          <table:table-cell table:number-columns-repeated="2" office:value-type="string">
            <text:p>Busta imbottita tipo J 30x44</text:p>
          </table:table-cell>
          <table:table-cell office:value-type="float" office:value="10">
            <text:p>10</text:p>
          </table:table-cell>
          <table:table-cell office:value-type="string">
            <text:p>2.40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831">
            <text:p>11831</text:p>
          </table:table-cell>
          <table:table-cell office:value-type="string">
            <text:p>CBP120</text:p>
          </table:table-cell>
          <table:table-cell office:value-type="string">
            <text:p>Italy</text:p>
          </table:table-cell>
          <table:table-cell office:value-type="string">
            <text:p>Carta, buste</text:p>
          </table:table-cell>
          <table:table-cell office:value-type="string">
            <text:p>Buste imbottite</text:p>
          </table:table-cell>
          <table:table-cell table:number-columns-repeated="2" office:value-type="string">
            <text:p>Busta imbottita tipo K 35x48</text:p>
          </table:table-cell>
          <table:table-cell office:value-type="float" office:value="10">
            <text:p>10</text:p>
          </table:table-cell>
          <table:table-cell office:value-type="string">
            <text:p>3.80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  <table:table-row table:style-name="ro1">
          <table:table-cell office:value-type="float" office:value="11832">
            <text:p>11832</text:p>
          </table:table-cell>
          <table:table-cell office:value-type="string">
            <text:p>CBP121</text:p>
          </table:table-cell>
          <table:table-cell office:value-type="string">
            <text:p>Italy</text:p>
          </table:table-cell>
          <table:table-cell office:value-type="string">
            <text:p>Carta, buste</text:p>
          </table:table-cell>
          <table:table-cell office:value-type="string">
            <text:p>Buste imbottite</text:p>
          </table:table-cell>
          <table:table-cell table:number-columns-repeated="2" office:value-type="string">
            <text:p>Busta imbottita tipo F/G 23x33</text:p>
          </table:table-cell>
          <table:table-cell office:value-type="float" office:value="10">
            <text:p>10</text:p>
          </table:table-cell>
          <table:table-cell office:value-type="string">
            <text:p>1.40</text:p>
          </table:table-cell>
          <table:table-cell/>
          <table:table-cell table:number-columns-repeated="2" office:value-type="boolean" office:boolean-value="false">
            <text:p>FALSO</text:p>
          </table:table-cell>
          <table:table-cell office:value-type="string">
            <text:p>SMR</text:p>
          </table:table-cell>
          <table:table-cell office:value-type="string">
            <text:p>N010</text:p>
          </table:table-cell>
          <table:table-cell table:number-columns-repeated="2"/>
        </table:table-row>
      </table:table>
      <table:database-ranges>
        <table:database-range table:target-range-address="Foglio1.A85:Foglio1.AMI8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3">03/02/2011</text:date>, <text:time>12.20.3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2-03T12:20:36.54</dc:date>
    <meta:generator>OpenOffice.org/3.2$Win32 OpenOffice.org_project/320m18$Build-9502</meta:generator>
    <meta:editing-duration>PT00H27M57S</meta:editing-duration>
    <meta:editing-cycles>1</meta:editing-cycles>
    <meta:document-statistic meta:table-count="1" meta:cell-count="1562" meta:object-count="0"/>
  </office:meta>
</office:document-meta>
</file>